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nvas4" text:continue-numbering="true" text:continue-list="list_Canvas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nvas5" text:continue-numbering="true" text:continue-list="list_Canvas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nvas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7" text:continue-numbering="true" text:continue-list="list_Canvas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anvas8" text:continue-numbering="true" text:continue-list="list_Canvas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9" text:continue-numbering="true" text:continue-list="list_Canvas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11" text:continue-numbering="true" text:continue-list="list_Canvas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2" text:continue-numbering="true" text:continue-list="list_Canvas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4" text:continue-numbering="true" text:continue-list="list_Canvas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5" text:continue-numbering="true" text:continue-list="list_Canvas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7" text:continue-numbering="true" text:continue-list="list_Canvas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8" text:continue-numbering="true" text:continue-list="list_Canvas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nvas20" text:continue-numbering="true" text:continue-list="list_Canvas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anvas21" text:continue-numbering="true" text:continue-list="list_Canvas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22" text:continue-numbering="true" text:continue-list="list_Canvas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23" text:continue-numbering="true" text:continue-list="list_Canvas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24" text:continue-numbering="true" text:continue-list="list_Canvas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5" text:continue-numbering="true" text:continue-list="list_Canvas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6" text:continue-numbering="true" text:continue-list="list_Canvas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7" text:continue-numbering="true" text:continue-list="list_Canvas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8" text:continue-numbering="true" text:continue-list="list_Canvas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9" text:continue-numbering="true" text:continue-list="list_Canvas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30" text:continue-numbering="true" text:continue-list="list_Canvas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31" text:continue-numbering="true" text:continue-list="list_Canvas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32" text:continue-numbering="true" text:continue-list="list_Canvas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33" text:continue-numbering="true" text:continue-list="list_Canvas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34" text:continue-numbering="true" text:continue-list="list_Canvas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5" text:continue-numbering="true" text:continue-list="list_Canvas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6" text:continue-numbering="true" text:continue-list="list_Canvas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7" text:continue-numbering="true" text:continue-list="list_Canvas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8" text:continue-numbering="true" text:continue-list="list_Canvas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9" text:continue-numbering="true" text:continue-list="list_Canvas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40" text:continue-numbering="true" text:continue-list="list_Canvas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41" text:continue-numbering="true" text:continue-list="list_Canvas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42" text:continue-numbering="true" text:continue-list="list_Canvas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43" text:continue-numbering="true" text:continue-list="list_Canvas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44" text:continue-numbering="true" text:continue-list="list_Canvas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5" text:continue-numbering="true" text:continue-list="list_Canvas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6" text:continue-numbering="true" text:continue-list="list_Canvas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7" text:continue-numbering="true" text:continue-list="list_Canvas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9" text:continue-numbering="true" text:continue-list="list_Canvas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nvas51" text:continue-numbering="true" text:continue-list="list_Canvas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nvas53" text:continue-numbering="true" text:continue-list="list_Canvas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55" text:continue-numbering="true" text:continue-list="list_Canvas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56" text:continue-numbering="true" text:continue-list="list_Canvas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57" text:continue-numbering="true" text:continue-list="list_Canvas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58" text:continue-numbering="true" text:continue-list="list_Canvas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9" text:continue-numbering="true" text:continue-list="list_Canvas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60" text:continue-numbering="true" text:continue-list="list_Canvas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nvas61" text:continue-numbering="true" text:continue-list="list_Canvas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anvas62" text:continue-numbering="true" text:continue-list="list_Canvas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63" text:continue-numbering="true" text:continue-list="list_Canvas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65" text:continue-numbering="true" text:continue-list="list_Canvas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66" text:continue-numbering="true" text:continue-list="list_Canvas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67" text:continue-numbering="true" text:continue-list="list_Canvas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